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47cm"/>
    </style:style>
    <style:style style:name="co3" style:family="table-column">
      <style:table-column-properties fo:break-before="auto" style:column-width="2.6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5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shapes>
          <draw:frame draw:z-index="0" draw:style-name="gr1" draw:text-style-name="P1" svg:width="16.012cm" svg:height="9.013cm" svg:x="19.595cm" svg:y="3.462cm">
            <draw:object draw:notify-on-update-of-ranges="List1.A1:List1.A1 List1.A2:List1.A10 List1.B1:List1.B1 List1.B2:List1.B10 List1.A1:List1.A1 List1.A2:List1.A10 List1.C1:List1.C1 List1.C2:List1.C10 List1.A1:List1.A1 List1.A2:List1.A10 List1.D1:List1.D1 List1.D2:List1.D10 List1.A1:List1.A1 List1.A2:List1.A10 List1.E1:List1.E1 List1.E2:List1.E10 List1.A1:List1.A1 List1.A2:List1.A10 List1.F1:List1.F1 List1.F2:List1.F10 List1.A1:List1.A1 List1.A2:List1.A10 List1.G1:List1.G1 List1.G2:List1.G10 List1.A1:List1.A1 List1.A2:List1.A10 List1.H1:List1.H1 List1.H2:List1.H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.173cm" svg:y="10.73cm">
            <draw:object draw:notify-on-update-of-ranges="List1.A13:List1.A13 List1.A14:List1.A22 List1.B13:List1.B13 List1.B14:List1.B22 List1.A13:List1.A13 List1.A14:List1.A22 List1.C13:List1.C13 List1.C14:List1.C22 List1.A13:List1.A13 List1.A14:List1.A22 List1.D13:List1.D13 List1.D14:List1.D22 List1.A13:List1.A13 List1.A14:List1.A22 List1.E13:List1.E13 List1.E14:List1.E22 List1.A13:List1.A13 List1.A14:List1.A22 List1.F13:List1.F13 List1.F14:List1.F22 List1.A13:List1.A13 List1.A14:List1.A22 List1.G13:List1.G13 List1.G14:List1.G22 List1.A13:List1.A13 List1.A14:List1.A22 List1.H13:List1.H13 List1.H14:List1.H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3" table:default-cell-style-name="ce2"/>
        <table:table-column table:style-name="co1" table:number-columns-repeated="2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h [mm]</text:p>
          </table:table-cell>
          <table:table-cell table:style-name="ce1" office:value-type="string" calcext:value-type="string">
            <text:p>B [mV] (0A)</text:p>
          </table:table-cell>
          <table:table-cell table:style-name="ce1" office:value-type="string" calcext:value-type="string">
            <text:p>B [mV] (0,5A)</text:p>
          </table:table-cell>
          <table:table-cell table:style-name="ce1" office:value-type="string" calcext:value-type="string">
            <text:p>B [mV] (1A)</text:p>
          </table:table-cell>
          <table:table-cell table:style-name="ce1" office:value-type="string" calcext:value-type="string">
            <text:p>B [mV] (2A)</text:p>
          </table:table-cell>
          <table:table-cell table:style-name="ce1" office:value-type="string" calcext:value-type="string">
            <text:p>B [mV] (-0,5A)</text:p>
          </table:table-cell>
          <table:table-cell table:style-name="ce1" office:value-type="string" calcext:value-type="string">
            <text:p>B [mV] (-1A)</text:p>
          </table:table-cell>
          <table:table-cell table:style-name="ce1" office:value-type="string" calcext:value-type="string">
            <text:p>B [mV] (-2A)</text:p>
          </table:table-cell>
          <table:table-cell/>
          <table:table-cell office:value-type="string" calcext:value-type="string">
            <text:p>+I - dovnitř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66" calcext:value-type="float">
            <text:p>1,660</text:p>
          </table:table-cell>
          <table:table-cell office:value-type="float" office:value="1.692" calcext:value-type="float">
            <text:p>1,692</text:p>
          </table:table-cell>
          <table:table-cell office:value-type="float" office:value="1.718" calcext:value-type="float">
            <text:p>1,718</text:p>
          </table:table-cell>
          <table:table-cell office:value-type="float" office:value="1.755" calcext:value-type="float">
            <text:p>1,755</text:p>
          </table:table-cell>
          <table:table-cell office:value-type="float" office:value="1.56" calcext:value-type="float">
            <text:p>1,560</text:p>
          </table:table-cell>
          <table:table-cell office:value-type="float" office:value="1.594" calcext:value-type="float">
            <text:p>1,594</text:p>
          </table:table-cell>
          <table:table-cell office:value-type="float" office:value="1.589" calcext:value-type="float">
            <text:p>1,589</text:p>
          </table:table-cell>
          <table:table-cell table:style-name="ce2"/>
          <table:table-cell office:value-type="string" calcext:value-type="string">
            <text:p>-I ven<text:span text:style-name="T1">(</text:span>nahoru<text:span text:style-name="T1">)</text:span></text:p>
          </table:table-cell>
          <table:table-cell table:style-name="ce2"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25" calcext:value-type="float">
            <text:p>1,525</text:p>
          </table:table-cell>
          <table:table-cell office:value-type="float" office:value="1.579" calcext:value-type="float">
            <text:p>1,579</text:p>
          </table:table-cell>
          <table:table-cell office:value-type="float" office:value="1.594" calcext:value-type="float">
            <text:p>1,594</text:p>
          </table:table-cell>
          <table:table-cell office:value-type="float" office:value="1.646" calcext:value-type="float">
            <text:p>1,646</text:p>
          </table:table-cell>
          <table:table-cell office:value-type="float" office:value="1.426" calcext:value-type="float">
            <text:p>1,426</text:p>
          </table:table-cell>
          <table:table-cell office:value-type="float" office:value="1.458" calcext:value-type="float">
            <text:p>1,458</text:p>
          </table:table-cell>
          <table:table-cell office:value-type="float" office:value="1.469" calcext:value-type="float">
            <text:p>1,469</text:p>
          </table:table-cell>
          <table:table-cell table:style-name="ce2"/>
          <table:table-cell office:value-type="string" calcext:value-type="string">
            <text:p>Šum</text:p>
          </table:table-cell>
          <table:table-cell office:value-type="float" office:value="11.5" calcext:value-type="float">
            <text:p>11,5</text:p>
          </table:table-cell>
          <table:table-cell office:value-type="string" calcext:value-type="string">
            <text:p>mV</text:p>
          </table:table-cell>
          <table:table-cell table:style-name="ce2" table:formula="of:=[.K3]*[.K5]" office:value-type="float" office:value="1.04545454545455" calcext:value-type="float">
            <text:p>1,045</text:p>
          </table:table-cell>
          <table:table-cell table:style-name="ce2" office:value-type="string" calcext:value-type="string">
            <text:p>mT</text:p>
          </table:table-cell>
          <table:table-cell table:style-name="ce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,400</text:p>
          </table:table-cell>
          <table:table-cell office:value-type="float" office:value="1.448" calcext:value-type="float">
            <text:p>1,448</text:p>
          </table:table-cell>
          <table:table-cell office:value-type="float" office:value="1.466" calcext:value-type="float">
            <text:p>1,466</text:p>
          </table:table-cell>
          <table:table-cell office:value-type="float" office:value="1.507" calcext:value-type="float">
            <text:p>1,507</text:p>
          </table:table-cell>
          <table:table-cell office:value-type="float" office:value="1.316" calcext:value-type="float">
            <text:p>1,316</text:p>
          </table:table-cell>
          <table:table-cell office:value-type="float" office:value="1.337" calcext:value-type="float">
            <text:p>1,337</text:p>
          </table:table-cell>
          <table:table-cell office:value-type="float" office:value="1.344" calcext:value-type="float">
            <text:p>1,344</text:p>
          </table:table-cell>
          <table:table-cell table:style-name="ce2"/>
          <table:table-cell table:style-name="ce2" office:value-type="string" calcext:value-type="string">
            <text:p>citlivost</text:p>
          </table:table-cell>
          <table:table-cell table:style-name="ce2" office:value-type="float" office:value="11" calcext:value-type="float">
            <text:p>11,000</text:p>
          </table:table-cell>
          <table:table-cell table:style-name="ce2" office:value-type="string" calcext:value-type="string">
            <text:p>mv/mT</text:p>
          </table:table-cell>
          <table:table-cell table:style-name="ce2"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293" calcext:value-type="float">
            <text:p>1,293</text:p>
          </table:table-cell>
          <table:table-cell office:value-type="float" office:value="1.332" calcext:value-type="float">
            <text:p>1,332</text:p>
          </table:table-cell>
          <table:table-cell office:value-type="float" office:value="1.357" calcext:value-type="float">
            <text:p>1,357</text:p>
          </table:table-cell>
          <table:table-cell office:value-type="float" office:value="1.386" calcext:value-type="float">
            <text:p>1,386</text:p>
          </table:table-cell>
          <table:table-cell office:value-type="float" office:value="1.222" calcext:value-type="float">
            <text:p>1,222</text:p>
          </table:table-cell>
          <table:table-cell office:value-type="float" office:value="1.24" calcext:value-type="float">
            <text:p>1,240</text:p>
          </table:table-cell>
          <table:table-cell office:value-type="float" office:value="1.244" calcext:value-type="float">
            <text:p>1,244</text:p>
          </table:table-cell>
          <table:table-cell table:style-name="ce2"/>
          <table:table-cell table:style-name="ce2" office:value-type="string" calcext:value-type="string">
            <text:p>citlivost</text:p>
          </table:table-cell>
          <table:table-cell table:style-name="ce2" table:formula="of:=1/[.K4]" office:value-type="float" office:value="0.0909090909090909" calcext:value-type="float">
            <text:p>0,091</text:p>
          </table:table-cell>
          <table:table-cell table:style-name="ce2" office:value-type="string" calcext:value-type="string">
            <text:p>mT/mV</text:p>
          </table:table-cell>
          <table:table-cell table:style-name="ce2"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208" calcext:value-type="float">
            <text:p>1,208</text:p>
          </table:table-cell>
          <table:table-cell office:value-type="float" office:value="1.241" calcext:value-type="float">
            <text:p>1,241</text:p>
          </table:table-cell>
          <table:table-cell office:value-type="float" office:value="1.253" calcext:value-type="float">
            <text:p>1,253</text:p>
          </table:table-cell>
          <table:table-cell office:value-type="float" office:value="1.285" calcext:value-type="float">
            <text:p>1,285</text:p>
          </table:table-cell>
          <table:table-cell office:value-type="float" office:value="1.154" calcext:value-type="float">
            <text:p>1,154</text:p>
          </table:table-cell>
          <table:table-cell office:value-type="float" office:value="1.166" calcext:value-type="float">
            <text:p>1,166</text:p>
          </table:table-cell>
          <table:table-cell office:value-type="float" office:value="1.162" calcext:value-type="float">
            <text:p>1,162</text:p>
          </table:table-cell>
          <table:table-cell table:style-name="ce2"/>
          <table:table-cell office:value-type="string" calcext:value-type="string">
            <text:p>citlivost</text:p>
          </table:table-cell>
          <table:table-cell table:formula="of:=[.K5]*1000" office:value-type="float" office:value="90.9090909090909" calcext:value-type="float">
            <text:p>90,9090909090909</text:p>
          </table:table-cell>
          <table:table-cell office:value-type="string" calcext:value-type="string">
            <text:p>mT/V</text:p>
          </table:table-cell>
          <table:table-cell table:style-name="ce2"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43" calcext:value-type="float">
            <text:p>1,143</text:p>
          </table:table-cell>
          <table:table-cell office:value-type="float" office:value="1.167" calcext:value-type="float">
            <text:p>1,167</text:p>
          </table:table-cell>
          <table:table-cell office:value-type="float" office:value="1.182" calcext:value-type="float">
            <text:p>1,182</text:p>
          </table:table-cell>
          <table:table-cell office:value-type="float" office:value="1.206" calcext:value-type="float">
            <text:p>1,206</text:p>
          </table:table-cell>
          <table:table-cell office:value-type="float" office:value="1.102" calcext:value-type="float">
            <text:p>1,102</text:p>
          </table:table-cell>
          <table:table-cell office:value-type="float" office:value="1.111" calcext:value-type="float">
            <text:p>1,111</text:p>
          </table:table-cell>
          <table:table-cell office:value-type="float" office:value="1.107" calcext:value-type="float">
            <text:p>1,107</text:p>
          </table:table-cell>
          <table:table-cell table:style-name="ce2"/>
          <table:table-cell table:style-name="ce2" office:value-type="string" calcext:value-type="string">
            <text:p>U0</text:p>
          </table:table-cell>
          <table:table-cell table:style-name="ce2" office:value-type="float" office:value="1.02" calcext:value-type="float">
            <text:p>1,020</text:p>
          </table:table-cell>
          <table:table-cell table:style-name="ce2" office:value-type="string" calcext:value-type="string">
            <text:p>V</text:p>
          </table:table-cell>
          <table:table-cell table:style-name="ce2"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098" calcext:value-type="float">
            <text:p>1,098</text:p>
          </table:table-cell>
          <table:table-cell office:value-type="float" office:value="1.118" calcext:value-type="float">
            <text:p>1,118</text:p>
          </table:table-cell>
          <table:table-cell office:value-type="float" office:value="1.128" calcext:value-type="float">
            <text:p>1,128</text:p>
          </table:table-cell>
          <table:table-cell office:value-type="float" office:value="1.149" calcext:value-type="float">
            <text:p>1,149</text:p>
          </table:table-cell>
          <table:table-cell office:value-type="float" office:value="1.069" calcext:value-type="float">
            <text:p>1,069</text:p>
          </table:table-cell>
          <table:table-cell office:value-type="float" office:value="1.073" calcext:value-type="float">
            <text:p>1,073</text:p>
          </table:table-cell>
          <table:table-cell office:value-type="float" office:value="1.065" calcext:value-type="float">
            <text:p>1,065</text:p>
          </table:table-cell>
          <table:table-cell table:style-name="ce2"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066" calcext:value-type="float">
            <text:p>1,066</text:p>
          </table:table-cell>
          <table:table-cell office:value-type="float" office:value="1.082" calcext:value-type="float">
            <text:p>1,082</text:p>
          </table:table-cell>
          <table:table-cell office:value-type="float" office:value="1.088" calcext:value-type="float">
            <text:p>1,088</text:p>
          </table:table-cell>
          <table:table-cell office:value-type="float" office:value="1.105" calcext:value-type="float">
            <text:p>1,105</text:p>
          </table:table-cell>
          <table:table-cell office:value-type="float" office:value="1.045" calcext:value-type="float">
            <text:p>1,045</text:p>
          </table:table-cell>
          <table:table-cell office:value-type="float" office:value="1.047" calcext:value-type="float">
            <text:p>1,047</text:p>
          </table:table-cell>
          <table:table-cell office:value-type="float" office:value="1.041" calcext:value-type="float">
            <text:p>1,041</text:p>
          </table:table-cell>
          <table:table-cell table:style-name="ce2"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044" calcext:value-type="float">
            <text:p>1,044</text:p>
          </table:table-cell>
          <table:table-cell office:value-type="float" office:value="1.057" calcext:value-type="float">
            <text:p>1,057</text:p>
          </table:table-cell>
          <table:table-cell office:value-type="float" office:value="1.064" calcext:value-type="float">
            <text:p>1,064</text:p>
          </table:table-cell>
          <table:table-cell office:value-type="float" office:value="1.076" calcext:value-type="float">
            <text:p>1,076</text:p>
          </table:table-cell>
          <table:table-cell office:value-type="float" office:value="1.036" calcext:value-type="float">
            <text:p>1,036</text:p>
          </table:table-cell>
          <table:table-cell office:value-type="float" office:value="1.031" calcext:value-type="float">
            <text:p>1,031</text:p>
          </table:table-cell>
          <table:table-cell office:value-type="float" office:value="1.023" calcext:value-type="float">
            <text:p>1,023</text:p>
          </table:table-cell>
          <table:table-cell table:style-name="ce2" table:number-columns-repeated="7"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" office:value-type="string" calcext:value-type="string">
            <text:p>h [mm]</text:p>
          </table:table-cell>
          <table:table-cell table:style-name="ce1" office:value-type="string" calcext:value-type="string">
            <text:p>I = 0A</text:p>
          </table:table-cell>
          <table:table-cell table:style-name="ce1" office:value-type="string" calcext:value-type="string">
            <text:p>I = 0,5A</text:p>
          </table:table-cell>
          <table:table-cell table:style-name="ce1" office:value-type="string" calcext:value-type="string">
            <text:p>I = 1A</text:p>
          </table:table-cell>
          <table:table-cell table:style-name="ce1" office:value-type="string" calcext:value-type="string">
            <text:p>I = 2A</text:p>
          </table:table-cell>
          <table:table-cell table:style-name="ce1" office:value-type="string" calcext:value-type="string">
            <text:p>I = -0,5A</text:p>
          </table:table-cell>
          <table:table-cell table:style-name="ce1" office:value-type="string" calcext:value-type="string">
            <text:p>I = -1A</text:p>
          </table:table-cell>
          <table:table-cell table:style-name="ce1" office:value-type="string" calcext:value-type="string">
            <text:p>I = -2A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B2]-[.$K$7])*[.$K$6]" office:value-type="float" office:value="58.1818181818182" calcext:value-type="float">
            <text:p>58,182</text:p>
          </table:table-cell>
          <table:table-cell table:formula="of:=([.C2]-[.$K$7])*[.$K$6]" office:value-type="float" office:value="61.0909090909091" calcext:value-type="float">
            <text:p>61,091</text:p>
          </table:table-cell>
          <table:table-cell table:formula="of:=([.D2]-[.$K$7])*[.$K$6]" office:value-type="float" office:value="63.4545454545454" calcext:value-type="float">
            <text:p>63,455</text:p>
          </table:table-cell>
          <table:table-cell table:formula="of:=([.E2]-[.$K$7])*[.$K$6]" office:value-type="float" office:value="66.8181818181818" calcext:value-type="float">
            <text:p>66,818</text:p>
          </table:table-cell>
          <table:table-cell table:formula="of:=([.F2]-[.$K$7])*[.$K$6]" office:value-type="float" office:value="49.0909090909091" calcext:value-type="float">
            <text:p>49,091</text:p>
          </table:table-cell>
          <table:table-cell table:formula="of:=([.G2]-[.$K$7])*[.$K$6]" office:value-type="float" office:value="52.1818181818182" calcext:value-type="float">
            <text:p>52,182</text:p>
          </table:table-cell>
          <table:table-cell table:formula="of:=([.H2]-[.$K$7])*[.$K$6]" office:value-type="float" office:value="51.7272727272727" calcext:value-type="float">
            <text:p>51,727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B3]-[.$K$7])*[.$K$6]" office:value-type="float" office:value="45.9090909090909" calcext:value-type="float">
            <text:p>45,909</text:p>
          </table:table-cell>
          <table:table-cell table:formula="of:=([.C3]-[.$K$7])*[.$K$6]" office:value-type="float" office:value="50.8181818181818" calcext:value-type="float">
            <text:p>50,818</text:p>
          </table:table-cell>
          <table:table-cell table:formula="of:=([.D3]-[.$K$7])*[.$K$6]" office:value-type="float" office:value="52.1818181818182" calcext:value-type="float">
            <text:p>52,182</text:p>
          </table:table-cell>
          <table:table-cell table:formula="of:=([.E3]-[.$K$7])*[.$K$6]" office:value-type="float" office:value="56.9090909090909" calcext:value-type="float">
            <text:p>56,909</text:p>
          </table:table-cell>
          <table:table-cell table:formula="of:=([.F3]-[.$K$7])*[.$K$6]" office:value-type="float" office:value="36.9090909090909" calcext:value-type="float">
            <text:p>36,909</text:p>
          </table:table-cell>
          <table:table-cell table:formula="of:=([.G3]-[.$K$7])*[.$K$6]" office:value-type="float" office:value="39.8181818181818" calcext:value-type="float">
            <text:p>39,818</text:p>
          </table:table-cell>
          <table:table-cell table:formula="of:=([.H3]-[.$K$7])*[.$K$6]" office:value-type="float" office:value="40.8181818181818" calcext:value-type="float">
            <text:p>40,818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B4]-[.$K$7])*[.$K$6]" office:value-type="float" office:value="34.5454545454545" calcext:value-type="float">
            <text:p>34,545</text:p>
          </table:table-cell>
          <table:table-cell table:formula="of:=([.C4]-[.$K$7])*[.$K$6]" office:value-type="float" office:value="38.9090909090909" calcext:value-type="float">
            <text:p>38,909</text:p>
          </table:table-cell>
          <table:table-cell table:formula="of:=([.D4]-[.$K$7])*[.$K$6]" office:value-type="float" office:value="40.5454545454545" calcext:value-type="float">
            <text:p>40,545</text:p>
          </table:table-cell>
          <table:table-cell table:formula="of:=([.E4]-[.$K$7])*[.$K$6]" office:value-type="float" office:value="44.2727272727273" calcext:value-type="float">
            <text:p>44,273</text:p>
          </table:table-cell>
          <table:table-cell table:formula="of:=([.F4]-[.$K$7])*[.$K$6]" office:value-type="float" office:value="26.9090909090909" calcext:value-type="float">
            <text:p>26,909</text:p>
          </table:table-cell>
          <table:table-cell table:formula="of:=([.G4]-[.$K$7])*[.$K$6]" office:value-type="float" office:value="28.8181818181818" calcext:value-type="float">
            <text:p>28,818</text:p>
          </table:table-cell>
          <table:table-cell table:formula="of:=([.H4]-[.$K$7])*[.$K$6]" office:value-type="float" office:value="29.4545454545455" calcext:value-type="float">
            <text:p>29,455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B5]-[.$K$7])*[.$K$6]" office:value-type="float" office:value="24.8181818181818" calcext:value-type="float">
            <text:p>24,818</text:p>
          </table:table-cell>
          <table:table-cell table:formula="of:=([.C5]-[.$K$7])*[.$K$6]" office:value-type="float" office:value="28.3636363636364" calcext:value-type="float">
            <text:p>28,364</text:p>
          </table:table-cell>
          <table:table-cell table:formula="of:=([.D5]-[.$K$7])*[.$K$6]" office:value-type="float" office:value="30.6363636363636" calcext:value-type="float">
            <text:p>30,636</text:p>
          </table:table-cell>
          <table:table-cell table:formula="of:=([.E5]-[.$K$7])*[.$K$6]" office:value-type="float" office:value="33.2727272727273" calcext:value-type="float">
            <text:p>33,273</text:p>
          </table:table-cell>
          <table:table-cell table:formula="of:=([.F5]-[.$K$7])*[.$K$6]" office:value-type="float" office:value="18.3636363636364" calcext:value-type="float">
            <text:p>18,364</text:p>
          </table:table-cell>
          <table:table-cell table:formula="of:=([.G5]-[.$K$7])*[.$K$6]" office:value-type="float" office:value="20" calcext:value-type="float">
            <text:p>20,000</text:p>
          </table:table-cell>
          <table:table-cell table:formula="of:=([.H5]-[.$K$7])*[.$K$6]" office:value-type="float" office:value="20.3636363636364" calcext:value-type="float">
            <text:p>20,36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B6]-[.$K$7])*[.$K$6]" office:value-type="float" office:value="17.0909090909091" calcext:value-type="float">
            <text:p>17,091</text:p>
          </table:table-cell>
          <table:table-cell table:formula="of:=([.C6]-[.$K$7])*[.$K$6]" office:value-type="float" office:value="20.0909090909091" calcext:value-type="float">
            <text:p>20,091</text:p>
          </table:table-cell>
          <table:table-cell table:formula="of:=([.D6]-[.$K$7])*[.$K$6]" office:value-type="float" office:value="21.1818181818182" calcext:value-type="float">
            <text:p>21,182</text:p>
          </table:table-cell>
          <table:table-cell table:formula="of:=([.E6]-[.$K$7])*[.$K$6]" office:value-type="float" office:value="24.0909090909091" calcext:value-type="float">
            <text:p>24,091</text:p>
          </table:table-cell>
          <table:table-cell table:formula="of:=([.F6]-[.$K$7])*[.$K$6]" office:value-type="float" office:value="12.1818181818182" calcext:value-type="float">
            <text:p>12,182</text:p>
          </table:table-cell>
          <table:table-cell table:formula="of:=([.G6]-[.$K$7])*[.$K$6]" office:value-type="float" office:value="13.2727272727273" calcext:value-type="float">
            <text:p>13,273</text:p>
          </table:table-cell>
          <table:table-cell table:formula="of:=([.H6]-[.$K$7])*[.$K$6]" office:value-type="float" office:value="12.9090909090909" calcext:value-type="float">
            <text:p>12,909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B7]-[.$K$7])*[.$K$6]" office:value-type="float" office:value="11.1818181818182" calcext:value-type="float">
            <text:p>11,182</text:p>
          </table:table-cell>
          <table:table-cell table:formula="of:=([.C7]-[.$K$7])*[.$K$6]" office:value-type="float" office:value="13.3636363636364" calcext:value-type="float">
            <text:p>13,364</text:p>
          </table:table-cell>
          <table:table-cell table:formula="of:=([.D7]-[.$K$7])*[.$K$6]" office:value-type="float" office:value="14.7272727272727" calcext:value-type="float">
            <text:p>14,727</text:p>
          </table:table-cell>
          <table:table-cell table:formula="of:=([.E7]-[.$K$7])*[.$K$6]" office:value-type="float" office:value="16.9090909090909" calcext:value-type="float">
            <text:p>16,909</text:p>
          </table:table-cell>
          <table:table-cell table:formula="of:=([.F7]-[.$K$7])*[.$K$6]" office:value-type="float" office:value="7.45454545454546" calcext:value-type="float">
            <text:p>7,455</text:p>
          </table:table-cell>
          <table:table-cell table:formula="of:=([.G7]-[.$K$7])*[.$K$6]" office:value-type="float" office:value="8.27272727272727" calcext:value-type="float">
            <text:p>8,273</text:p>
          </table:table-cell>
          <table:table-cell table:formula="of:=([.H7]-[.$K$7])*[.$K$6]" office:value-type="float" office:value="7.90909090909091" calcext:value-type="float">
            <text:p>7,909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B8]-[.$K$7])*[.$K$6]" office:value-type="float" office:value="7.0909090909091" calcext:value-type="float">
            <text:p>7,091</text:p>
          </table:table-cell>
          <table:table-cell table:formula="of:=([.C8]-[.$K$7])*[.$K$6]" office:value-type="float" office:value="8.90909090909092" calcext:value-type="float">
            <text:p>8,909</text:p>
          </table:table-cell>
          <table:table-cell table:formula="of:=([.D8]-[.$K$7])*[.$K$6]" office:value-type="float" office:value="9.81818181818181" calcext:value-type="float">
            <text:p>9,818</text:p>
          </table:table-cell>
          <table:table-cell table:formula="of:=([.E8]-[.$K$7])*[.$K$6]" office:value-type="float" office:value="11.7272727272727" calcext:value-type="float">
            <text:p>11,727</text:p>
          </table:table-cell>
          <table:table-cell table:formula="of:=([.F8]-[.$K$7])*[.$K$6]" office:value-type="float" office:value="4.45454545454545" calcext:value-type="float">
            <text:p>4,455</text:p>
          </table:table-cell>
          <table:table-cell table:formula="of:=([.G8]-[.$K$7])*[.$K$6]" office:value-type="float" office:value="4.81818181818181" calcext:value-type="float">
            <text:p>4,818</text:p>
          </table:table-cell>
          <table:table-cell table:formula="of:=([.H8]-[.$K$7])*[.$K$6]" office:value-type="float" office:value="4.09090909090909" calcext:value-type="float">
            <text:p>4,09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B9]-[.$K$7])*[.$K$6]" office:value-type="float" office:value="4.18181818181819" calcext:value-type="float">
            <text:p>4,182</text:p>
          </table:table-cell>
          <table:table-cell table:formula="of:=([.C9]-[.$K$7])*[.$K$6]" office:value-type="float" office:value="5.63636363636364" calcext:value-type="float">
            <text:p>5,636</text:p>
          </table:table-cell>
          <table:table-cell table:formula="of:=([.D9]-[.$K$7])*[.$K$6]" office:value-type="float" office:value="6.18181818181819" calcext:value-type="float">
            <text:p>6,182</text:p>
          </table:table-cell>
          <table:table-cell table:formula="of:=([.E9]-[.$K$7])*[.$K$6]" office:value-type="float" office:value="7.72727272727272" calcext:value-type="float">
            <text:p>7,727</text:p>
          </table:table-cell>
          <table:table-cell table:formula="of:=([.F9]-[.$K$7])*[.$K$6]" office:value-type="float" office:value="2.27272727272726" calcext:value-type="float">
            <text:p>2,273</text:p>
          </table:table-cell>
          <table:table-cell table:formula="of:=([.G9]-[.$K$7])*[.$K$6]" office:value-type="float" office:value="2.45454545454545" calcext:value-type="float">
            <text:p>2,455</text:p>
          </table:table-cell>
          <table:table-cell table:formula="of:=([.H9]-[.$K$7])*[.$K$6]" office:value-type="float" office:value="1.9090909090909" calcext:value-type="float">
            <text:p>1,909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B10]-[.$K$7])*[.$K$6]" office:value-type="float" office:value="2.18181818181818" calcext:value-type="float">
            <text:p>2,182</text:p>
          </table:table-cell>
          <table:table-cell table:formula="of:=([.C10]-[.$K$7])*[.$K$6]" office:value-type="float" office:value="3.36363636363636" calcext:value-type="float">
            <text:p>3,364</text:p>
          </table:table-cell>
          <table:table-cell table:formula="of:=([.D10]-[.$K$7])*[.$K$6]" office:value-type="float" office:value="4" calcext:value-type="float">
            <text:p>4,000</text:p>
          </table:table-cell>
          <table:table-cell table:formula="of:=([.E10]-[.$K$7])*[.$K$6]" office:value-type="float" office:value="5.0909090909091" calcext:value-type="float">
            <text:p>5,091</text:p>
          </table:table-cell>
          <table:table-cell table:formula="of:=([.F10]-[.$K$7])*[.$K$6]" office:value-type="float" office:value="1.45454545454546" calcext:value-type="float">
            <text:p>1,455</text:p>
          </table:table-cell>
          <table:table-cell table:formula="of:=([.G10]-[.$K$7])*[.$K$6]" office:value-type="float" office:value="0.999999999999991" calcext:value-type="float">
            <text:p>1,000</text:p>
          </table:table-cell>
          <table:table-cell table:formula="of:=([.H10]-[.$K$7])*[.$K$6]" office:value-type="float" office:value="0.272727272727263" calcext:value-type="float">
            <text:p>0,27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number:number-style style:name="N115">
      <number:number number:decimal-places="3" number:min-decimal-places="3" number:min-integer-digits="1"/>
    </number:number-style>
    <number:number-style style:name="N116">
      <number:number number:decimal-places="15" number:min-decimal-places="15" number:min-integer-digits="1"/>
    </number:number-style>
    <number:number-style style:name="N117">
      <number:number number:decimal-places="14" number:min-decimal-places="14" number:min-integer-digits="1"/>
    </number:number-style>
    <number:number-style style:name="N118">
      <number:number number:decimal-places="13" number:min-decimal-places="13" number:min-integer-digits="1"/>
    </number:number-style>
    <number:number-style style:name="N119">
      <number:number number:decimal-places="12" number:min-decimal-places="12" number:min-integer-digits="1"/>
    </number:number-style>
    <number:number-style style:name="N120">
      <number:number number:decimal-places="11" number:min-decimal-places="11" number:min-integer-digits="1"/>
    </number:number-style>
    <number:number-style style:name="N121">
      <number:number number:decimal-places="10" number:min-decimal-places="10" number:min-integer-digits="1"/>
    </number:number-style>
    <number:number-style style:name="N122">
      <number:number number:decimal-places="9" number:min-decimal-places="9" number:min-integer-digits="1"/>
    </number:number-style>
    <number:number-style style:name="N123">
      <number:number number:decimal-places="8" number:min-decimal-places="8" number:min-integer-digits="1"/>
    </number:number-style>
    <number:number-style style:name="N124">
      <number:number number:decimal-places="7" number:min-decimal-places="7"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6">
      <number:number number:decimal-places="5" number:min-decimal-places="5" number:min-integer-digits="1"/>
    </number:number-style>
    <number:number-style style:name="N127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3">00.00.0000</text:date>, <text:time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3T13:20:28.665428788</meta:creation-date>
    <dc:date>2024-09-13T16:00:51.761764678</dc:date>
    <meta:editing-duration>PT2H4M15S</meta:editing-duration>
    <meta:editing-cycles>3</meta:editing-cycles>
    <meta:generator>LibreOffice/24.2.5.2$Linux_X86_64 LibreOffice_project/420$Build-2</meta:generator>
    <meta:document-statistic meta:table-count="1" meta:cell-count="179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15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5">
      <style:chart-properties chart:display-label="true" chart:logarithmic="false" chart:min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3cm" svg:height="9.014cm" xlink:href=".." xlink:type="simple" chart:class="chart:scatter" chart:style-name="ch1">
        <chart:legend chart:legend-position="end" svg:x="12.499cm" svg:y="2.714cm" style:legend-expansion="high" chart:style-name="ch2"/>
        <chart:plot-area chart:style-name="ch3" table:cell-range-address="List1.A1:List1.H10" chart:data-source-has-labels="row" svg:x="0.32cm" svg:y="0.18cm" svg:width="11.859cm" svg:height="8.654cm">
          <chart:coordinate-region svg:x="1.418cm" svg:y="0.379cm" svg:width="10.667cm" svg:height="7.8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List1.B2:List1.B10" chart:label-cell-address="List1.B1:List1.B1" chart:class="chart:scatter">
            <chart:domain table:cell-range-address="List1.A2:List1.A10"/>
            <chart:data-point chart:repeated="9"/>
          </chart:series>
          <chart:series chart:style-name="ch8" chart:values-cell-range-address="List1.C2:List1.C10" chart:label-cell-address="List1.C1:List1.C1" chart:class="chart:scatter">
            <chart:data-point chart:repeated="9"/>
          </chart:series>
          <chart:series chart:style-name="ch9" chart:values-cell-range-address="List1.D2:List1.D10" chart:label-cell-address="List1.D1:List1.D1" chart:class="chart:scatter">
            <chart:data-point chart:repeated="9"/>
          </chart:series>
          <chart:series chart:style-name="ch10" chart:values-cell-range-address="List1.E2:List1.E10" chart:label-cell-address="List1.E1:List1.E1" chart:class="chart:scatter">
            <chart:data-point chart:repeated="9"/>
          </chart:series>
          <chart:series chart:style-name="ch11" chart:values-cell-range-address="List1.F2:List1.F10" chart:label-cell-address="List1.F1:List1.F1" chart:class="chart:scatter">
            <chart:data-point chart:repeated="9"/>
          </chart:series>
          <chart:series chart:style-name="ch12" chart:values-cell-range-address="List1.G2:List1.G10" chart:label-cell-address="List1.G1:List1.G1" chart:class="chart:scatter">
            <chart:data-point chart:repeated="9"/>
          </chart:series>
          <chart:series chart:style-name="ch13" chart:values-cell-range-address="List1.H2:List1.H10" chart:label-cell-address="List1.H1:List1.H1" chart:class="chart:scatte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upec A</text:p>
              </table:table-cell>
              <table:table-cell office:value-type="string">
                <text:p>B [mV] (0A)</text:p>
                <draw:g>
                  <svg:desc>List1.B1:List1.B1</svg:desc>
                </draw:g>
              </table:table-cell>
              <table:table-cell office:value-type="string">
                <text:p>B [mV] (0,5A)</text:p>
                <draw:g>
                  <svg:desc>List1.C1:List1.C1</svg:desc>
                </draw:g>
              </table:table-cell>
              <table:table-cell office:value-type="string">
                <text:p>B [mV] (1A)</text:p>
                <draw:g>
                  <svg:desc>List1.D1:List1.D1</svg:desc>
                </draw:g>
              </table:table-cell>
              <table:table-cell office:value-type="string">
                <text:p>B [mV] (2A)</text:p>
                <draw:g>
                  <svg:desc>List1.E1:List1.E1</svg:desc>
                </draw:g>
              </table:table-cell>
              <table:table-cell office:value-type="string">
                <text:p>B [mV] (-0,5A)</text:p>
                <draw:g>
                  <svg:desc>List1.F1:List1.F1</svg:desc>
                </draw:g>
              </table:table-cell>
              <table:table-cell office:value-type="string">
                <text:p>B [mV] (-1A)</text:p>
                <draw:g>
                  <svg:desc>List1.G1:List1.G1</svg:desc>
                </draw:g>
              </table:table-cell>
              <table:table-cell office:value-type="string">
                <text:p>B [mV] (-2A)</text:p>
                <draw:g>
                  <svg:desc>List1.H1:Lis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List1.A2:List1.A10</svg:desc>
                </draw:g>
              </table:table-cell>
              <table:table-cell office:value-type="float" office:value="1.66">
                <text:p>1.66</text:p>
                <draw:g>
                  <svg:desc>List1.B2:List1.B10</svg:desc>
                </draw:g>
              </table:table-cell>
              <table:table-cell office:value-type="float" office:value="1.692">
                <text:p>1.692</text:p>
                <draw:g>
                  <svg:desc>List1.C2:List1.C10</svg:desc>
                </draw:g>
              </table:table-cell>
              <table:table-cell office:value-type="float" office:value="1.718">
                <text:p>1.718</text:p>
                <draw:g>
                  <svg:desc>List1.D2:List1.D10</svg:desc>
                </draw:g>
              </table:table-cell>
              <table:table-cell office:value-type="float" office:value="1.755">
                <text:p>1.755</text:p>
                <draw:g>
                  <svg:desc>List1.E2:List1.E10</svg:desc>
                </draw:g>
              </table:table-cell>
              <table:table-cell office:value-type="float" office:value="1.56">
                <text:p>1.56</text:p>
                <draw:g>
                  <svg:desc>List1.F2:List1.F10</svg:desc>
                </draw:g>
              </table:table-cell>
              <table:table-cell office:value-type="float" office:value="1.594">
                <text:p>1.594</text:p>
                <draw:g>
                  <svg:desc>List1.G2:List1.G10</svg:desc>
                </draw:g>
              </table:table-cell>
              <table:table-cell office:value-type="float" office:value="1.589">
                <text:p>1.589</text:p>
                <draw:g>
                  <svg:desc>List1.H2:List1.H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525">
                <text:p>1.525</text:p>
              </table:table-cell>
              <table:table-cell office:value-type="float" office:value="1.579">
                <text:p>1.579</text:p>
              </table:table-cell>
              <table:table-cell office:value-type="float" office:value="1.594">
                <text:p>1.594</text:p>
              </table:table-cell>
              <table:table-cell office:value-type="float" office:value="1.646">
                <text:p>1.646</text:p>
              </table:table-cell>
              <table:table-cell office:value-type="float" office:value="1.426">
                <text:p>1.426</text:p>
              </table:table-cell>
              <table:table-cell office:value-type="float" office:value="1.458">
                <text:p>1.458</text:p>
              </table:table-cell>
              <table:table-cell office:value-type="float" office:value="1.469">
                <text:p>1.4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4">
                <text:p>1.4</text:p>
              </table:table-cell>
              <table:table-cell office:value-type="float" office:value="1.448">
                <text:p>1.448</text:p>
              </table:table-cell>
              <table:table-cell office:value-type="float" office:value="1.466">
                <text:p>1.466</text:p>
              </table:table-cell>
              <table:table-cell office:value-type="float" office:value="1.507">
                <text:p>1.507</text:p>
              </table:table-cell>
              <table:table-cell office:value-type="float" office:value="1.316">
                <text:p>1.316</text:p>
              </table:table-cell>
              <table:table-cell office:value-type="float" office:value="1.337">
                <text:p>1.337</text:p>
              </table:table-cell>
              <table:table-cell office:value-type="float" office:value="1.344">
                <text:p>1.3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.293">
                <text:p>1.293</text:p>
              </table:table-cell>
              <table:table-cell office:value-type="float" office:value="1.332">
                <text:p>1.332</text:p>
              </table:table-cell>
              <table:table-cell office:value-type="float" office:value="1.357">
                <text:p>1.357</text:p>
              </table:table-cell>
              <table:table-cell office:value-type="float" office:value="1.386">
                <text:p>1.386</text:p>
              </table:table-cell>
              <table:table-cell office:value-type="float" office:value="1.222">
                <text:p>1.222</text:p>
              </table:table-cell>
              <table:table-cell office:value-type="float" office:value="1.24">
                <text:p>1.24</text:p>
              </table:table-cell>
              <table:table-cell office:value-type="float" office:value="1.244">
                <text:p>1.2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.208">
                <text:p>1.208</text:p>
              </table:table-cell>
              <table:table-cell office:value-type="float" office:value="1.241">
                <text:p>1.241</text:p>
              </table:table-cell>
              <table:table-cell office:value-type="float" office:value="1.253">
                <text:p>1.253</text:p>
              </table:table-cell>
              <table:table-cell office:value-type="float" office:value="1.285">
                <text:p>1.285</text:p>
              </table:table-cell>
              <table:table-cell office:value-type="float" office:value="1.154">
                <text:p>1.154</text:p>
              </table:table-cell>
              <table:table-cell office:value-type="float" office:value="1.166">
                <text:p>1.166</text:p>
              </table:table-cell>
              <table:table-cell office:value-type="float" office:value="1.162">
                <text:p>1.1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.143">
                <text:p>1.143</text:p>
              </table:table-cell>
              <table:table-cell office:value-type="float" office:value="1.167">
                <text:p>1.167</text:p>
              </table:table-cell>
              <table:table-cell office:value-type="float" office:value="1.182">
                <text:p>1.182</text:p>
              </table:table-cell>
              <table:table-cell office:value-type="float" office:value="1.206">
                <text:p>1.206</text:p>
              </table:table-cell>
              <table:table-cell office:value-type="float" office:value="1.102">
                <text:p>1.102</text:p>
              </table:table-cell>
              <table:table-cell office:value-type="float" office:value="1.111">
                <text:p>1.111</text:p>
              </table:table-cell>
              <table:table-cell office:value-type="float" office:value="1.107">
                <text:p>1.1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.098">
                <text:p>1.098</text:p>
              </table:table-cell>
              <table:table-cell office:value-type="float" office:value="1.118">
                <text:p>1.118</text:p>
              </table:table-cell>
              <table:table-cell office:value-type="float" office:value="1.128">
                <text:p>1.128</text:p>
              </table:table-cell>
              <table:table-cell office:value-type="float" office:value="1.149">
                <text:p>1.149</text:p>
              </table:table-cell>
              <table:table-cell office:value-type="float" office:value="1.069">
                <text:p>1.069</text:p>
              </table:table-cell>
              <table:table-cell office:value-type="float" office:value="1.073">
                <text:p>1.073</text:p>
              </table:table-cell>
              <table:table-cell office:value-type="float" office:value="1.065">
                <text:p>1.0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.066">
                <text:p>1.066</text:p>
              </table:table-cell>
              <table:table-cell office:value-type="float" office:value="1.082">
                <text:p>1.082</text:p>
              </table:table-cell>
              <table:table-cell office:value-type="float" office:value="1.088">
                <text:p>1.088</text:p>
              </table:table-cell>
              <table:table-cell office:value-type="float" office:value="1.105">
                <text:p>1.105</text:p>
              </table:table-cell>
              <table:table-cell office:value-type="float" office:value="1.045">
                <text:p>1.045</text:p>
              </table:table-cell>
              <table:table-cell office:value-type="float" office:value="1.047">
                <text:p>1.047</text:p>
              </table:table-cell>
              <table:table-cell office:value-type="float" office:value="1.041">
                <text:p>1.0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044">
                <text:p>1.044</text:p>
              </table:table-cell>
              <table:table-cell office:value-type="float" office:value="1.057">
                <text:p>1.057</text:p>
              </table:table-cell>
              <table:table-cell office:value-type="float" office:value="1.064">
                <text:p>1.064</text:p>
              </table:table-cell>
              <table:table-cell office:value-type="float" office:value="1.076">
                <text:p>1.076</text:p>
              </table:table-cell>
              <table:table-cell office:value-type="float" office:value="1.036">
                <text:p>1.036</text:p>
              </table:table-cell>
              <table:table-cell office:value-type="float" office:value="1.031">
                <text:p>1.031</text:p>
              </table:table-cell>
              <table:table-cell office:value-type="float" office:value="1.023">
                <text:p>1.0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6cm" svg:y="2.707cm" style:legend-expansion="high" chart:style-name="ch2"/>
        <chart:plot-area chart:style-name="ch3" table:cell-range-address="List1.A13:List1.H22" chart:data-source-has-labels="row" svg:x="1.331cm" svg:y="0.18cm" svg:width="11.709cm" svg:height="7.659cm">
          <chart:coordinate-region svg:x="1.952cm" svg:y="0.38cm" svg:width="10.995cm" svg:height="6.812cm"/>
          <chart:axis chart:dimension="x" chart:name="primary-x" chart:style-name="ch4">
            <chart:title svg:x="6.651cm" svg:y="8.019cm" chart:style-name="ch5">
              <text:p>h [mm]</text:p>
            </chart:title>
          </chart:axis>
          <chart:axis chart:dimension="y" chart:name="primary-y" chart:style-name="ch6">
            <chart:title svg:x="0.451cm" svg:y="4.529cm" chart:style-name="ch7">
              <text:p>B [mT]</text:p>
            </chart:title>
            <chart:grid chart:style-name="ch8" chart:class="major"/>
          </chart:axis>
          <chart:series chart:style-name="ch9" chart:values-cell-range-address="List1.B14:List1.B22" chart:label-cell-address="List1.B13:List1.B13" chart:class="chart:scatter">
            <chart:domain table:cell-range-address="List1.A14:List1.A22"/>
            <chart:data-point chart:repeated="9"/>
          </chart:series>
          <chart:series chart:style-name="ch10" chart:values-cell-range-address="List1.C14:List1.C22" chart:label-cell-address="List1.C13:List1.C13" chart:class="chart:scatter">
            <chart:data-point chart:repeated="9"/>
          </chart:series>
          <chart:series chart:style-name="ch11" chart:values-cell-range-address="List1.D14:List1.D22" chart:label-cell-address="List1.D13:List1.D13" chart:class="chart:scatter">
            <chart:data-point chart:repeated="9"/>
          </chart:series>
          <chart:series chart:style-name="ch12" chart:values-cell-range-address="List1.E14:List1.E22" chart:label-cell-address="List1.E13:List1.E13" chart:class="chart:scatter">
            <chart:data-point chart:repeated="9"/>
          </chart:series>
          <chart:series chart:style-name="ch13" chart:values-cell-range-address="List1.F14:List1.F22" chart:label-cell-address="List1.F13:List1.F13" chart:class="chart:scatter">
            <chart:data-point chart:repeated="9"/>
          </chart:series>
          <chart:series chart:style-name="ch14" chart:values-cell-range-address="List1.G14:List1.G22" chart:label-cell-address="List1.G13:List1.G13" chart:class="chart:scatter">
            <chart:data-point chart:repeated="9"/>
          </chart:series>
          <chart:series chart:style-name="ch15" chart:values-cell-range-address="List1.H14:List1.H22" chart:label-cell-address="List1.H13:List1.H13" chart:class="chart:scatter">
            <chart:data-point chart:repeated="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upec A</text:p>
              </table:table-cell>
              <table:table-cell office:value-type="string">
                <text:p>I = 0A</text:p>
                <draw:g>
                  <svg:desc>List1.B13:List1.B13</svg:desc>
                </draw:g>
              </table:table-cell>
              <table:table-cell office:value-type="string">
                <text:p>I = 0,5A</text:p>
                <draw:g>
                  <svg:desc>List1.C13:List1.C13</svg:desc>
                </draw:g>
              </table:table-cell>
              <table:table-cell office:value-type="string">
                <text:p>I = 1A</text:p>
                <draw:g>
                  <svg:desc>List1.D13:List1.D13</svg:desc>
                </draw:g>
              </table:table-cell>
              <table:table-cell office:value-type="string">
                <text:p>I = 2A</text:p>
                <draw:g>
                  <svg:desc>List1.E13:List1.E13</svg:desc>
                </draw:g>
              </table:table-cell>
              <table:table-cell office:value-type="string">
                <text:p>I = -0,5A</text:p>
                <draw:g>
                  <svg:desc>List1.F13:List1.F13</svg:desc>
                </draw:g>
              </table:table-cell>
              <table:table-cell office:value-type="string">
                <text:p>I = -1A</text:p>
                <draw:g>
                  <svg:desc>List1.G13:List1.G13</svg:desc>
                </draw:g>
              </table:table-cell>
              <table:table-cell office:value-type="string">
                <text:p>I = -2A</text:p>
                <draw:g>
                  <svg:desc>List1.H13:List1.H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List1.A14:List1.A22</svg:desc>
                </draw:g>
              </table:table-cell>
              <table:table-cell office:value-type="float" office:value="58.1818181818182">
                <text:p>58.1818181818182</text:p>
                <draw:g>
                  <svg:desc>List1.B14:List1.B22</svg:desc>
                </draw:g>
              </table:table-cell>
              <table:table-cell office:value-type="float" office:value="61.0909090909091">
                <text:p>61.0909090909091</text:p>
                <draw:g>
                  <svg:desc>List1.C14:List1.C22</svg:desc>
                </draw:g>
              </table:table-cell>
              <table:table-cell office:value-type="float" office:value="63.4545454545454">
                <text:p>63.4545454545454</text:p>
                <draw:g>
                  <svg:desc>List1.D14:List1.D22</svg:desc>
                </draw:g>
              </table:table-cell>
              <table:table-cell office:value-type="float" office:value="66.8181818181818">
                <text:p>66.8181818181818</text:p>
                <draw:g>
                  <svg:desc>List1.E14:List1.E22</svg:desc>
                </draw:g>
              </table:table-cell>
              <table:table-cell office:value-type="float" office:value="49.0909090909091">
                <text:p>49.0909090909091</text:p>
                <draw:g>
                  <svg:desc>List1.F14:List1.F22</svg:desc>
                </draw:g>
              </table:table-cell>
              <table:table-cell office:value-type="float" office:value="52.1818181818182">
                <text:p>52.1818181818182</text:p>
                <draw:g>
                  <svg:desc>List1.G14:List1.G22</svg:desc>
                </draw:g>
              </table:table-cell>
              <table:table-cell office:value-type="float" office:value="51.7272727272727">
                <text:p>51.7272727272727</text:p>
                <draw:g>
                  <svg:desc>List1.H14:List1.H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5.9090909090909">
                <text:p>45.9090909090909</text:p>
              </table:table-cell>
              <table:table-cell office:value-type="float" office:value="50.8181818181818">
                <text:p>50.8181818181818</text:p>
              </table:table-cell>
              <table:table-cell office:value-type="float" office:value="52.1818181818182">
                <text:p>52.1818181818182</text:p>
              </table:table-cell>
              <table:table-cell office:value-type="float" office:value="56.9090909090909">
                <text:p>56.9090909090909</text:p>
              </table:table-cell>
              <table:table-cell office:value-type="float" office:value="36.9090909090909">
                <text:p>36.9090909090909</text:p>
              </table:table-cell>
              <table:table-cell office:value-type="float" office:value="39.8181818181818">
                <text:p>39.8181818181818</text:p>
              </table:table-cell>
              <table:table-cell office:value-type="float" office:value="40.8181818181818">
                <text:p>40.81818181818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4.5454545454545">
                <text:p>34.5454545454545</text:p>
              </table:table-cell>
              <table:table-cell office:value-type="float" office:value="38.9090909090909">
                <text:p>38.9090909090909</text:p>
              </table:table-cell>
              <table:table-cell office:value-type="float" office:value="40.5454545454545">
                <text:p>40.5454545454545</text:p>
              </table:table-cell>
              <table:table-cell office:value-type="float" office:value="44.2727272727273">
                <text:p>44.2727272727273</text:p>
              </table:table-cell>
              <table:table-cell office:value-type="float" office:value="26.9090909090909">
                <text:p>26.9090909090909</text:p>
              </table:table-cell>
              <table:table-cell office:value-type="float" office:value="28.8181818181818">
                <text:p>28.8181818181818</text:p>
              </table:table-cell>
              <table:table-cell office:value-type="float" office:value="29.4545454545455">
                <text:p>29.45454545454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4.8181818181818">
                <text:p>24.8181818181818</text:p>
              </table:table-cell>
              <table:table-cell office:value-type="float" office:value="28.3636363636364">
                <text:p>28.3636363636364</text:p>
              </table:table-cell>
              <table:table-cell office:value-type="float" office:value="30.6363636363636">
                <text:p>30.6363636363636</text:p>
              </table:table-cell>
              <table:table-cell office:value-type="float" office:value="33.2727272727273">
                <text:p>33.2727272727273</text:p>
              </table:table-cell>
              <table:table-cell office:value-type="float" office:value="18.3636363636364">
                <text:p>18.3636363636364</text:p>
              </table:table-cell>
              <table:table-cell office:value-type="float" office:value="20">
                <text:p>20</text:p>
              </table:table-cell>
              <table:table-cell office:value-type="float" office:value="20.3636363636364">
                <text:p>20.36363636363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7.0909090909091">
                <text:p>17.0909090909091</text:p>
              </table:table-cell>
              <table:table-cell office:value-type="float" office:value="20.0909090909091">
                <text:p>20.0909090909091</text:p>
              </table:table-cell>
              <table:table-cell office:value-type="float" office:value="21.1818181818182">
                <text:p>21.1818181818182</text:p>
              </table:table-cell>
              <table:table-cell office:value-type="float" office:value="24.0909090909091">
                <text:p>24.0909090909091</text:p>
              </table:table-cell>
              <table:table-cell office:value-type="float" office:value="12.1818181818182">
                <text:p>12.1818181818182</text:p>
              </table:table-cell>
              <table:table-cell office:value-type="float" office:value="13.2727272727273">
                <text:p>13.2727272727273</text:p>
              </table:table-cell>
              <table:table-cell office:value-type="float" office:value="12.9090909090909">
                <text:p>12.90909090909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1.1818181818182">
                <text:p>11.1818181818182</text:p>
              </table:table-cell>
              <table:table-cell office:value-type="float" office:value="13.3636363636364">
                <text:p>13.3636363636364</text:p>
              </table:table-cell>
              <table:table-cell office:value-type="float" office:value="14.7272727272727">
                <text:p>14.7272727272727</text:p>
              </table:table-cell>
              <table:table-cell office:value-type="float" office:value="16.9090909090909">
                <text:p>16.9090909090909</text:p>
              </table:table-cell>
              <table:table-cell office:value-type="float" office:value="7.45454545454546">
                <text:p>7.45454545454546</text:p>
              </table:table-cell>
              <table:table-cell office:value-type="float" office:value="8.27272727272727">
                <text:p>8.27272727272727</text:p>
              </table:table-cell>
              <table:table-cell office:value-type="float" office:value="7.90909090909091">
                <text:p>7.909090909090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0909090909091">
                <text:p>7.0909090909091</text:p>
              </table:table-cell>
              <table:table-cell office:value-type="float" office:value="8.90909090909092">
                <text:p>8.90909090909092</text:p>
              </table:table-cell>
              <table:table-cell office:value-type="float" office:value="9.81818181818181">
                <text:p>9.81818181818181</text:p>
              </table:table-cell>
              <table:table-cell office:value-type="float" office:value="11.7272727272727">
                <text:p>11.7272727272727</text:p>
              </table:table-cell>
              <table:table-cell office:value-type="float" office:value="4.45454545454545">
                <text:p>4.45454545454545</text:p>
              </table:table-cell>
              <table:table-cell office:value-type="float" office:value="4.81818181818181">
                <text:p>4.81818181818181</text:p>
              </table:table-cell>
              <table:table-cell office:value-type="float" office:value="4.09090909090909">
                <text:p>4.090909090909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.18181818181819">
                <text:p>4.18181818181819</text:p>
              </table:table-cell>
              <table:table-cell office:value-type="float" office:value="5.63636363636364">
                <text:p>5.63636363636364</text:p>
              </table:table-cell>
              <table:table-cell office:value-type="float" office:value="6.18181818181819">
                <text:p>6.18181818181819</text:p>
              </table:table-cell>
              <table:table-cell office:value-type="float" office:value="7.72727272727272">
                <text:p>7.72727272727272</text:p>
              </table:table-cell>
              <table:table-cell office:value-type="float" office:value="2.27272727272726">
                <text:p>2.27272727272726</text:p>
              </table:table-cell>
              <table:table-cell office:value-type="float" office:value="2.45454545454545">
                <text:p>2.45454545454545</text:p>
              </table:table-cell>
              <table:table-cell office:value-type="float" office:value="1.9090909090909">
                <text:p>1.90909090909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.18181818181818">
                <text:p>2.18181818181818</text:p>
              </table:table-cell>
              <table:table-cell office:value-type="float" office:value="3.36363636363636">
                <text:p>3.36363636363636</text:p>
              </table:table-cell>
              <table:table-cell office:value-type="float" office:value="4">
                <text:p>4</text:p>
              </table:table-cell>
              <table:table-cell office:value-type="float" office:value="5.0909090909091">
                <text:p>5.0909090909091</text:p>
              </table:table-cell>
              <table:table-cell office:value-type="float" office:value="1.45454545454546">
                <text:p>1.45454545454546</text:p>
              </table:table-cell>
              <table:table-cell office:value-type="float" office:value="0.999999999999991">
                <text:p>0.999999999999991</text:p>
              </table:table-cell>
              <table:table-cell office:value-type="float" office:value="0.272727272727263">
                <text:p>0.2727272727272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